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1.999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fo:min-height="0.375cm"/>
    </style:style>
    <style:style style:name="gr27" style:family="graphic" style:parent-style-name="standard">
      <style:graphic-properties draw:stroke="none" svg:stroke-color="#000000" draw:fill="none" draw:fill-color="#ffffff" fo:min-he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0.935cm" fo:min-width="0.685cm"/>
    </style:style>
    <style:style style:name="gr30" style:family="graphic" style:parent-style-name="standard">
      <style:graphic-properties draw:stroke="none" svg:stroke-color="#000000" draw:fill="none" draw:fill-color="#ffffff" fo:min-height="0.525cm"/>
    </style:style>
    <style:style style:name="gr31" style:family="graphic" style:parent-style-name="standard">
      <style:graphic-properties draw:stroke="none" svg:stroke-color="#000000" draw:fill="none" draw:fill-color="#ffffff" fo:min-height="0.45cm"/>
    </style:style>
    <style:style style:name="gr32" style:family="graphic" style:parent-style-name="standard">
      <style:graphic-properties draw:stroke="none" svg:stroke-color="#000000" draw:fill="none" draw:fill-color="#ffffff" fo:min-height="0.475cm"/>
    </style:style>
    <style:style style:name="gr33" style:family="graphic" style:parent-style-name="standard">
      <style:graphic-properties draw:stroke="none" svg:stroke-color="#000000" draw:fill="none" draw:fill-color="#ffffff" fo:min-height="0.122cm"/>
    </style:style>
    <style:style style:name="gr34" style:family="graphic" style:parent-style-name="standard" style:list-style-name="L3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cm" fo:min-width="1.495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3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cm" fo:min-width="1.72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7" style:family="graphic" style:parent-style-name="standard" style:list-style-name="L3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cm" fo:min-width="1.721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8" style:family="graphic" style:parent-style-name="standard">
      <style:graphic-properties draw:stroke="none" svg:stroke-color="#000000" draw:fill="none" draw:fill-color="#ffffff" fo:min-height="0.549cm"/>
    </style:style>
    <style:style style:name="gr59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225cm" fo:min-width="2.25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>
      <style:graphic-properties draw:stroke="none" svg:stroke-color="#000000" draw:fill="none" draw:fill-color="#ffffff" fo:min-height="0.5cm"/>
    </style:style>
    <style:style style:name="gr64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225cm" fo:min-width="2.25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solid" svg:stroke-width="0cm" svg:stroke-color="#3465a4" draw:marker-start-width="0.2cm" draw:marker-start-center="false" draw:marker-end-width="0.2cm" draw:marker-end-center="false" draw:fill="none" draw:fill-color="#729fcf" draw:textarea-horizontal-align="justify" draw:textarea-vertical-align="middle" draw:auto-grow-height="false" fo:min-height="1.875cm" fo:min-width="0.925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319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fo:min-height="0.637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>
      <style:graphic-properties draw:textarea-vertical-align="middl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style:paragraph-properties fo:text-align="end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14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/>
      <style:text-properties fo:font-size="30pt" style:font-size-asian="30pt" style:font-size-complex="30pt"/>
    </style:style>
    <style:style style:name="P16" style:family="paragraph">
      <loext:graphic-properties draw:fill="none"/>
      <style:paragraph-properties fo:text-align="center"/>
      <style:text-properties fo:font-size="30pt" style:font-size-asian="30pt" style:font-size-complex="3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4.326cm" svg:y="-2.241cm"/>
          <draw:glue-point draw:id="5" svg:x="-4.326cm" svg:y="-0.729cm"/>
          <draw:glue-point draw:id="6" svg:x="-4.326cm" svg:y="1.316cm"/>
          <draw:glue-point draw:id="7" svg:x="0.043cm" svg:y="4.697cm"/>
          <draw:glue-point draw:id="8" svg:x="4.077cm" svg:y="-0.729cm"/>
          <draw:glue-point draw:id="9" svg:x="4.077cm" svg:y="-2.153cm"/>
          <draw:glue-point draw:id="10" svg:x="-4.41cm" svg:y="3.007cm"/>
          <draw:custom-shape draw:style-name="gr1" draw:text-style-name="P1" xml:id="id1" draw:id="id1" draw:layer="layout" svg:width="2.499cm" svg:height="2.125cm" svg:x="1.698cm" svg:y="2.431cm">
            <draw:glue-point draw:id="4" svg:x="-3.501cm" svg:y="2.785cm"/>
            <draw:glue-point draw:id="5" svg:x="-5.002cm" svg:y="4.08cm"/>
            <draw:glue-point draw:id="6" svg:x="-5.002cm" svg:y="1.727cm"/>
            <draw:glue-point draw:id="7" svg:x="5.002cm" svg:y="-4.037cm"/>
            <draw:glue-point draw:id="8" svg:x="5.002cm" svg:y="-2.155cm"/>
            <draw:glue-point draw:id="9" svg:x="-5.002cm" svg:y="-2.155cm"/>
            <draw:glue-point draw:id="10" svg:x="-5.002cm" svg:y="-4.037cm"/>
            <draw:glue-point draw:id="11" svg:x="-5.002cm" svg:y="0.668cm"/>
            <draw:glue-point draw:id="12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075cm" svg:height="0.569cm" svg:x="2.454cm" svg:y="4.081cm">
            <draw:text-box>
              <text:p text:style-name="P2"><text:span text:style-name="T1">RST</text:span></text:p>
            </draw:text-box>
          </draw:frame>
          <draw:connector draw:style-name="gr3" draw:text-style-name="P4" draw:layer="layout" draw:type="line" svg:x1="1.698cm" svg:y1="4.36cm" svg:x2="2.073cm" svg:y2="4.084cm" draw:start-shape="id1" draw:start-glue-point="5" draw:end-shape="id1" draw:end-glue-point="4" svg:d="M1698 4360l375-276" svg:viewBox="0 0 376 277">
            <text:p/>
          </draw:connector>
          <draw:connector draw:style-name="gr4" draw:text-style-name="P4" draw:layer="layout" draw:type="line" svg:x1="1.698cm" svg:y1="3.859cm" svg:x2="2.073cm" svg:y2="4.084cm" draw:start-shape="id1" draw:start-glue-point="6" draw:end-shape="id1" draw:end-glue-point="4" svg:d="M1698 3859l375 225" svg:viewBox="0 0 376 226">
            <text:p/>
          </draw:connector>
          <draw:frame draw:style-name="gr5" draw:text-style-name="P3" draw:layer="layout" svg:width="1.275cm" svg:height="0.569cm" svg:x="3.072cm" svg:y="2.335cm">
            <draw:text-box>
              <text:p text:style-name="P2"><text:span text:style-name="T1">count</text:span></text:p>
            </draw:text-box>
          </draw:frame>
          <draw:frame draw:style-name="gr6" draw:text-style-name="P3" draw:layer="layout" svg:width="1.425cm" svg:height="0.569cm" svg:x="3.047cm" svg:y="2.741cm">
            <draw:text-box>
              <text:p text:style-name="P2"><text:span text:style-name="T1">atMax</text:span></text:p>
            </draw:text-box>
          </draw:frame>
          <draw:frame draw:style-name="gr7" draw:text-style-name="P5" draw:layer="layout" svg:width="2.528cm" svg:height="1.039cm" svg:x="1.497cm" svg:y="1.84cm">
            <draw:text-box>
              <text:p text:style-name="P2"><text:span text:style-name="T2">Contador X</text:span></text:p>
            </draw:text-box>
          </draw:frame>
        </draw:g>
        <draw:frame draw:style-name="gr8" draw:text-style-name="P6" draw:layer="layout" svg:width="3.678cm" svg:height="1.039cm" svg:x="1.372cm" svg:y="4.44cm">
          <draw:text-box>
            <text:p text:style-name="P2"><text:span text:style-name="T3">MAX = H_TOTAL-1</text:span></text:p>
          </draw:text-box>
        </draw:frame>
        <draw:g xml:id="id4" draw:id="id4">
          <draw:glue-point draw:id="4" svg:x="-4.326cm" svg:y="-2.241cm"/>
          <draw:glue-point draw:id="5" svg:x="-4.326cm" svg:y="-0.729cm"/>
          <draw:glue-point draw:id="6" svg:x="-4.326cm" svg:y="1.316cm"/>
          <draw:glue-point draw:id="7" svg:x="0.043cm" svg:y="4.697cm"/>
          <draw:glue-point draw:id="8" svg:x="4.077cm" svg:y="-0.729cm"/>
          <draw:glue-point draw:id="9" svg:x="4.077cm" svg:y="-2.153cm"/>
          <draw:glue-point draw:id="10" svg:x="-4.41cm" svg:y="3.007cm"/>
          <draw:custom-shape draw:style-name="gr9" draw:text-style-name="P1" xml:id="id2" draw:id="id2" draw:layer="layout" svg:width="2.499cm" svg:height="2.125cm" svg:x="1.699cm" svg:y="2.431cm">
            <draw:glue-point draw:id="4" svg:x="-3.501cm" svg:y="2.785cm"/>
            <draw:glue-point draw:id="5" svg:x="-5.002cm" svg:y="4.08cm"/>
            <draw:glue-point draw:id="6" svg:x="-5.002cm" svg:y="1.727cm"/>
            <draw:glue-point draw:id="7" svg:x="5.002cm" svg:y="-4.037cm"/>
            <draw:glue-point draw:id="8" svg:x="5.002cm" svg:y="-2.155cm"/>
            <draw:glue-point draw:id="9" svg:x="-5.002cm" svg:y="-2.155cm"/>
            <draw:glue-point draw:id="10" svg:x="-5.002cm" svg:y="-4.037cm"/>
            <draw:glue-point draw:id="11" svg:x="-5.002cm" svg:y="0.668cm"/>
            <draw:glue-point draw:id="12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3" draw:layer="layout" svg:width="1.075cm" svg:height="0.569cm" svg:x="2.455cm" svg:y="4.081cm">
            <draw:text-box>
              <text:p text:style-name="P2"><text:span text:style-name="T1">RST</text:span></text:p>
            </draw:text-box>
          </draw:frame>
          <draw:connector draw:style-name="gr11" draw:text-style-name="P4" draw:layer="layout" draw:type="line" svg:x1="1.699cm" svg:y1="4.36cm" svg:x2="2.074cm" svg:y2="4.084cm" draw:start-shape="id2" draw:start-glue-point="5" draw:end-shape="id2" draw:end-glue-point="4" svg:d="M1699 4360l375-276" svg:viewBox="0 0 376 277">
            <text:p/>
          </draw:connector>
          <draw:connector draw:style-name="gr12" draw:text-style-name="P4" draw:layer="layout" draw:type="line" svg:x1="1.699cm" svg:y1="3.859cm" svg:x2="2.074cm" svg:y2="4.084cm" draw:start-shape="id2" draw:start-glue-point="6" draw:end-shape="id2" draw:end-glue-point="4" svg:d="M1699 3859l375 225" svg:viewBox="0 0 376 226">
            <text:p/>
          </draw:connector>
          <draw:frame draw:style-name="gr13" draw:text-style-name="P3" draw:layer="layout" svg:width="1.275cm" svg:height="0.569cm" svg:x="3.073cm" svg:y="2.335cm">
            <draw:text-box>
              <text:p text:style-name="P2"><text:span text:style-name="T1">count</text:span></text:p>
            </draw:text-box>
          </draw:frame>
          <draw:frame draw:style-name="gr14" draw:text-style-name="P3" draw:layer="layout" svg:width="1.425cm" svg:height="0.569cm" svg:x="3.048cm" svg:y="2.741cm">
            <draw:text-box>
              <text:p text:style-name="P2"><text:span text:style-name="T1">atMax</text:span></text:p>
            </draw:text-box>
          </draw:frame>
          <draw:frame draw:style-name="gr15" draw:text-style-name="P5" draw:layer="layout" svg:width="2.528cm" svg:height="1.039cm" svg:x="1.498cm" svg:y="1.84cm">
            <draw:text-box>
              <text:p text:style-name="P2"><text:span text:style-name="T2">Contador X</text:span></text:p>
            </draw:text-box>
          </draw:frame>
        </draw:g>
        <draw:frame draw:style-name="gr16" draw:text-style-name="P6" draw:layer="layout" svg:width="3.678cm" svg:height="1.039cm" svg:x="7.072cm" svg:y="4.441cm">
          <draw:text-box>
            <text:p text:style-name="P2"><text:span text:style-name="T3">MAX = V_TOTAL-1</text:span></text:p>
          </draw:text-box>
        </draw:frame>
        <draw:g xml:id="id5" draw:id="id5">
          <draw:glue-point draw:id="4" svg:x="-4.326cm" svg:y="-2.241cm"/>
          <draw:glue-point draw:id="5" svg:x="-4.326cm" svg:y="-0.729cm"/>
          <draw:glue-point draw:id="6" svg:x="-4.326cm" svg:y="1.316cm"/>
          <draw:glue-point draw:id="7" svg:x="0.043cm" svg:y="4.697cm"/>
          <draw:glue-point draw:id="8" svg:x="4.077cm" svg:y="-0.729cm"/>
          <draw:glue-point draw:id="9" svg:x="4.077cm" svg:y="-2.153cm"/>
          <draw:glue-point draw:id="10" svg:x="-4.41cm" svg:y="3.007cm"/>
          <draw:custom-shape draw:style-name="gr17" draw:text-style-name="P1" xml:id="id3" draw:id="id3" draw:layer="layout" svg:width="2.499cm" svg:height="2.125cm" svg:x="7.399cm" svg:y="2.432cm">
            <draw:glue-point draw:id="4" svg:x="-3.501cm" svg:y="2.785cm"/>
            <draw:glue-point draw:id="5" svg:x="-5.002cm" svg:y="4.08cm"/>
            <draw:glue-point draw:id="6" svg:x="-5.002cm" svg:y="1.727cm"/>
            <draw:glue-point draw:id="7" svg:x="5.002cm" svg:y="-4.037cm"/>
            <draw:glue-point draw:id="8" svg:x="5.002cm" svg:y="-2.155cm"/>
            <draw:glue-point draw:id="9" svg:x="-5.002cm" svg:y="-2.155cm"/>
            <draw:glue-point draw:id="10" svg:x="-5.002cm" svg:y="-4.037cm"/>
            <draw:glue-point draw:id="11" svg:x="-5.002cm" svg:y="0.668cm"/>
            <draw:glue-point draw:id="12" svg:x="-5.002cm" svg:y="2.903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3" draw:layer="layout" svg:width="1.075cm" svg:height="0.569cm" svg:x="8.155cm" svg:y="4.082cm">
            <draw:text-box>
              <text:p text:style-name="P2"><text:span text:style-name="T1">RST</text:span></text:p>
            </draw:text-box>
          </draw:frame>
          <draw:frame draw:style-name="gr19" draw:text-style-name="P3" draw:layer="layout" svg:width="0.824cm" svg:height="0.569cm" svg:x="7.223cm" svg:y="3.317cm">
            <draw:text-box>
              <text:p text:style-name="P2"><text:span text:style-name="T1">en</text:span></text:p>
            </draw:text-box>
          </draw:frame>
          <draw:connector draw:style-name="gr20" draw:text-style-name="P4" draw:layer="layout" draw:type="line" svg:x1="7.399cm" svg:y1="4.361cm" svg:x2="7.774cm" svg:y2="4.085cm" draw:start-shape="id3" draw:start-glue-point="5" draw:end-shape="id3" draw:end-glue-point="4" svg:d="M7399 4361l375-276" svg:viewBox="0 0 376 277">
            <text:p/>
          </draw:connector>
          <draw:connector draw:style-name="gr21" draw:text-style-name="P4" draw:layer="layout" draw:type="line" svg:x1="7.399cm" svg:y1="3.86cm" svg:x2="7.774cm" svg:y2="4.085cm" draw:start-shape="id3" draw:start-glue-point="6" draw:end-shape="id3" draw:end-glue-point="4" svg:d="M7399 3860l375 225" svg:viewBox="0 0 376 226">
            <text:p/>
          </draw:connector>
          <draw:frame draw:style-name="gr22" draw:text-style-name="P3" draw:layer="layout" svg:width="1.275cm" svg:height="0.569cm" svg:x="8.773cm" svg:y="2.336cm">
            <draw:text-box>
              <text:p text:style-name="P2"><text:span text:style-name="T1">count</text:span></text:p>
            </draw:text-box>
          </draw:frame>
          <draw:frame draw:style-name="gr23" draw:text-style-name="P3" draw:layer="layout" svg:width="1.425cm" svg:height="0.569cm" svg:x="8.748cm" svg:y="2.742cm">
            <draw:text-box>
              <text:p text:style-name="P2"><text:span text:style-name="T1">atMax</text:span></text:p>
            </draw:text-box>
          </draw:frame>
          <draw:frame draw:style-name="gr24" draw:text-style-name="P5" draw:layer="layout" svg:width="2.528cm" svg:height="1.039cm" svg:x="7.198cm" svg:y="1.841cm">
            <draw:text-box>
              <text:p text:style-name="P2"><text:span text:style-name="T2">Contador Y</text:span></text:p>
            </draw:text-box>
          </draw:frame>
        </draw:g>
        <draw:connector draw:style-name="gr25" draw:text-style-name="P7" draw:layer="layout" svg:x1="4.197cm" svg:y1="3.041cm" svg:x2="7.399cm" svg:y2="3.615cm" draw:start-shape="id4" draw:start-glue-point="8" draw:end-shape="id5" draw:end-glue-point="6" svg:d="M4197 3041h1639v574h1563" svg:viewBox="0 0 3203 575">
          <text:p/>
        </draw:connector>
        <draw:frame draw:style-name="gr26" draw:text-style-name="P9" xml:id="id6" draw:id="id6" draw:layer="layout" svg:width="0.675cm" svg:height="0.725cm" svg:x="11.85cm" svg:y="1.175cm">
          <draw:text-box>
            <text:p text:style-name="P8"><text:span text:style-name="T4">X</text:span></text:p>
          </draw:text-box>
        </draw:frame>
        <draw:frame draw:style-name="gr27" draw:text-style-name="P10" draw:layer="layout" svg:width="1.075cm" svg:height="0.225cm" svg:x="4.45cm" svg:y="0.45cm">
          <draw:text-box>
            <text:p/>
          </draw:text-box>
        </draw:frame>
        <draw:frame draw:style-name="gr28" draw:text-style-name="P9" xml:id="id7" draw:id="id7" draw:layer="layout" svg:width="0.781cm" svg:height="0.725cm" svg:x="11.85cm" svg:y="2.05cm">
          <draw:text-box>
            <text:p><text:span text:style-name="T4">Y</text:span></text:p>
          </draw:text-box>
        </draw:frame>
        <draw:connector draw:style-name="gr25" draw:text-style-name="P7" draw:layer="layout" draw:line-skew="-1.837cm" svg:x1="4.197cm" svg:y1="2.641cm" svg:x2="11.85cm" svg:y2="1.537cm" draw:start-shape="id4" draw:start-glue-point="9" draw:end-shape="id6" draw:end-glue-point="3" svg:d="M4197 2641h2128v-1104h5525" svg:viewBox="0 0 7654 1105">
          <text:p/>
        </draw:connector>
        <draw:connector draw:style-name="gr25" draw:text-style-name="P7" draw:layer="layout" svg:x1="9.897cm" svg:y1="2.642cm" svg:x2="11.85cm" svg:y2="2.412cm" draw:start-shape="id5" draw:start-glue-point="9" draw:end-shape="id7" draw:end-glue-point="3" svg:d="M9897 2642h1115v-230h838" svg:viewBox="0 0 1954 231">
          <text:p/>
        </draw:connector>
        <draw:custom-shape draw:style-name="gr29" draw:text-style-name="P7" xml:id="id9" draw:id="id9" draw:layer="layout" svg:width="1.675cm" svg:height="1.675cm" svg:x="8.125cm" svg:y="6.125cm">
          <text:p text:style-name="P11">&gt;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xml:id="id8" draw:id="id8" draw:layer="layout" svg:width="0.675cm" svg:height="0.725cm" svg:x="6.051cm" svg:y="5.576cm">
          <draw:text-box>
            <text:p text:style-name="P8"><text:span text:style-name="T4">X</text:span></text:p>
          </draw:text-box>
        </draw:frame>
        <draw:frame draw:style-name="gr30" draw:text-style-name="P9" xml:id="id10" draw:id="id10" draw:layer="layout" svg:width="3.825cm" svg:height="0.775cm" svg:x="3cm" svg:y="6.6cm">
          <draw:text-box>
            <text:p text:style-name="P8"><text:span text:style-name="T4">H_SYNC_START</text:span></text:p>
          </draw:text-box>
        </draw:frame>
        <draw:connector draw:style-name="gr25" draw:text-style-name="P7" draw:layer="layout" svg:x1="6.726cm" svg:y1="5.938cm" svg:x2="8.37cm" svg:y2="6.37cm" draw:start-shape="id8" draw:start-glue-point="1" draw:end-shape="id9" draw:end-glue-point="5" svg:d="M6726 5938h699v432h945" svg:viewBox="0 0 1645 433">
          <text:p/>
        </draw:connector>
        <draw:connector draw:style-name="gr25" draw:text-style-name="P7" draw:layer="layout" svg:x1="6.825cm" svg:y1="6.987cm" svg:x2="8.37cm" svg:y2="7.555cm" draw:start-shape="id10" draw:start-glue-point="1" draw:end-shape="id9" draw:end-glue-point="7" svg:d="M6825 6987h649v568h896" svg:viewBox="0 0 1546 569">
          <text:p/>
        </draw:connector>
        <draw:custom-shape draw:style-name="gr29" draw:text-style-name="P7" xml:id="id12" draw:id="id12" draw:layer="layout" svg:width="1.675cm" svg:height="1.675cm" svg:x="8.126cm" svg:y="8.626cm">
          <text:p text:style-name="P1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xml:id="id11" draw:id="id11" draw:layer="layout" svg:width="0.675cm" svg:height="0.725cm" svg:x="6.052cm" svg:y="8.077cm">
          <draw:text-box>
            <text:p text:style-name="P8"><text:span text:style-name="T4">X</text:span></text:p>
          </draw:text-box>
        </draw:frame>
        <draw:frame draw:style-name="gr30" draw:text-style-name="P9" xml:id="id13" draw:id="id13" draw:layer="layout" svg:width="3.274cm" svg:height="0.775cm" svg:x="3.701cm" svg:y="9.101cm">
          <draw:text-box>
            <text:p text:style-name="P8"><text:span text:style-name="T4">H_BP_START</text:span></text:p>
          </draw:text-box>
        </draw:frame>
        <draw:connector draw:style-name="gr25" draw:text-style-name="P7" draw:layer="layout" svg:x1="6.727cm" svg:y1="8.439cm" svg:x2="8.371cm" svg:y2="8.871cm" draw:start-shape="id11" draw:start-glue-point="1" draw:end-shape="id12" draw:end-glue-point="5" svg:d="M6727 8439h699v432h945" svg:viewBox="0 0 1645 433">
          <text:p/>
        </draw:connector>
        <draw:connector draw:style-name="gr25" draw:text-style-name="P7" draw:layer="layout" svg:x1="6.975cm" svg:y1="9.488cm" svg:x2="8.371cm" svg:y2="10.056cm" draw:start-shape="id13" draw:start-glue-point="1" draw:end-shape="id12" draw:end-glue-point="7" svg:d="M6975 9488h575v568h821" svg:viewBox="0 0 1397 569">
          <text:p/>
        </draw:connector>
        <draw:connector draw:style-name="gr25" draw:text-style-name="P7" draw:layer="layout" svg:x1="9.8cm" svg:y1="6.963cm" svg:x2="11.248cm" svg:y2="7.951cm" draw:start-shape="id9" draw:start-glue-point="10" draw:end-shape="id14" draw:end-glue-point="4" svg:d="M9800 6963h724v988h724" svg:viewBox="0 0 1449 989">
          <text:p/>
        </draw:connector>
        <draw:connector draw:style-name="gr25" draw:text-style-name="P7" draw:layer="layout" svg:x1="9.801cm" svg:y1="9.464cm" svg:x2="11.248cm" svg:y2="8.523cm" draw:start-shape="id12" draw:start-glue-point="10" draw:end-shape="id14" draw:end-glue-point="5" svg:d="M9801 9464h724v-941h723" svg:viewBox="0 0 1448 942">
          <text:p/>
        </draw:connector>
        <draw:frame draw:style-name="gr31" draw:text-style-name="P9" xml:id="id34" draw:id="id34" draw:layer="layout" svg:width="2.35cm" svg:height="0.725cm" svg:x="17.725cm" svg:y="7.525cm">
          <draw:text-box>
            <text:p text:style-name="P8"><text:span text:style-name="T4">nHSnyc</text:span></text:p>
          </draw:text-box>
        </draw:frame>
        <draw:connector draw:style-name="gr25" draw:text-style-name="P7" draw:layer="layout" svg:x1="13.468cm" svg:y1="8.237cm" svg:x2="14.898cm" svg:y2="7.426cm" draw:start-shape="id14" draw:start-glue-point="1" draw:end-shape="id15" draw:end-glue-point="4" svg:d="M13468 8237h630v-811h800" svg:viewBox="0 0 1431 812">
          <text:p/>
        </draw:connector>
        <draw:custom-shape draw:style-name="gr29" draw:text-style-name="P7" xml:id="id17" draw:id="id17" draw:layer="layout" svg:width="1.675cm" svg:height="1.675cm" svg:x="8.126cm" svg:y="11.026cm">
          <text:p text:style-name="P11">&gt;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xml:id="id16" draw:id="id16" draw:layer="layout" svg:width="0.675cm" svg:height="0.725cm" svg:x="6.052cm" svg:y="10.477cm">
          <draw:text-box>
            <text:p text:style-name="P8"><text:span text:style-name="T4">Y</text:span></text:p>
          </draw:text-box>
        </draw:frame>
        <draw:frame draw:style-name="gr30" draw:text-style-name="P9" xml:id="id18" draw:id="id18" draw:layer="layout" svg:width="3.825cm" svg:height="0.775cm" svg:x="3.001cm" svg:y="11.501cm">
          <draw:text-box>
            <text:p text:style-name="P8"><text:span text:style-name="T4">V_SYNC_START</text:span></text:p>
          </draw:text-box>
        </draw:frame>
        <draw:connector draw:style-name="gr25" draw:text-style-name="P7" draw:layer="layout" svg:x1="6.727cm" svg:y1="10.839cm" svg:x2="8.371cm" svg:y2="11.271cm" draw:start-shape="id16" draw:start-glue-point="1" draw:end-shape="id17" draw:end-glue-point="5" svg:d="M6727 10839h699v432h945" svg:viewBox="0 0 1645 433">
          <text:p/>
        </draw:connector>
        <draw:connector draw:style-name="gr25" draw:text-style-name="P7" draw:layer="layout" svg:x1="6.826cm" svg:y1="11.888cm" svg:x2="8.371cm" svg:y2="12.456cm" draw:start-shape="id18" draw:start-glue-point="1" draw:end-shape="id17" draw:end-glue-point="7" svg:d="M6826 11888h649v568h896" svg:viewBox="0 0 1546 569">
          <text:p/>
        </draw:connector>
        <draw:custom-shape draw:style-name="gr29" draw:text-style-name="P7" xml:id="id20" draw:id="id20" draw:layer="layout" svg:width="1.675cm" svg:height="1.675cm" svg:x="8.127cm" svg:y="13.527cm">
          <text:p text:style-name="P11">&l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xml:id="id19" draw:id="id19" draw:layer="layout" svg:width="0.675cm" svg:height="0.725cm" svg:x="6.053cm" svg:y="12.978cm">
          <draw:text-box>
            <text:p text:style-name="P8"><text:span text:style-name="T4">Y</text:span></text:p>
          </draw:text-box>
        </draw:frame>
        <draw:frame draw:style-name="gr30" draw:text-style-name="P9" xml:id="id21" draw:id="id21" draw:layer="layout" svg:width="3.274cm" svg:height="0.775cm" svg:x="3.702cm" svg:y="14.002cm">
          <draw:text-box>
            <text:p text:style-name="P8"><text:span text:style-name="T4">V_BP_START</text:span></text:p>
          </draw:text-box>
        </draw:frame>
        <draw:connector draw:style-name="gr25" draw:text-style-name="P7" draw:layer="layout" svg:x1="6.728cm" svg:y1="13.34cm" svg:x2="8.372cm" svg:y2="13.772cm" draw:start-shape="id19" draw:start-glue-point="1" draw:end-shape="id20" draw:end-glue-point="5" svg:d="M6728 13340h699v432h945" svg:viewBox="0 0 1645 433">
          <text:p/>
        </draw:connector>
        <draw:connector draw:style-name="gr25" draw:text-style-name="P7" draw:layer="layout" svg:x1="6.976cm" svg:y1="14.389cm" svg:x2="8.372cm" svg:y2="14.957cm" draw:start-shape="id21" draw:start-glue-point="1" draw:end-shape="id20" draw:end-glue-point="7" svg:d="M6976 14389h575v568h821" svg:viewBox="0 0 1397 569">
          <text:p/>
        </draw:connector>
        <draw:connector draw:style-name="gr25" draw:text-style-name="P7" draw:layer="layout" svg:x1="9.801cm" svg:y1="11.864cm" svg:x2="11.247cm" svg:y2="12.751cm" draw:start-shape="id17" draw:start-glue-point="10" draw:end-shape="id22" draw:end-glue-point="4" svg:d="M9801 11864h723v887h723" svg:viewBox="0 0 1447 888">
          <text:p/>
        </draw:connector>
        <draw:connector draw:style-name="gr25" draw:text-style-name="P7" draw:layer="layout" svg:x1="9.802cm" svg:y1="14.365cm" svg:x2="11.247cm" svg:y2="13.323cm" draw:start-shape="id20" draw:start-glue-point="10" draw:end-shape="id22" draw:end-glue-point="5" svg:d="M9802 14365h723v-1042h722" svg:viewBox="0 0 1446 1043">
          <text:p/>
        </draw:connector>
        <draw:frame draw:style-name="gr31" draw:text-style-name="P9" xml:id="id39" draw:id="id39" draw:layer="layout" svg:width="2.35cm" svg:height="0.725cm" svg:x="17.626cm" svg:y="12.851cm">
          <draw:text-box>
            <text:p text:style-name="P8"><text:span text:style-name="T4">nVSnyc</text:span></text:p>
          </draw:text-box>
        </draw:frame>
        <draw:connector draw:style-name="gr25" draw:text-style-name="P7" draw:layer="layout" svg:x1="13.467cm" svg:y1="13.037cm" svg:x2="14.798cm" svg:y2="12.526cm" draw:start-shape="id22" draw:start-glue-point="1" draw:end-shape="id23" draw:end-glue-point="4" svg:d="M13467 13037h580v-511h751" svg:viewBox="0 0 1332 512">
          <text:p/>
        </draw:connector>
        <draw:custom-shape draw:style-name="gr29" draw:text-style-name="P7" xml:id="id25" draw:id="id25" draw:layer="layout" svg:width="1.675cm" svg:height="1.675cm" svg:x="8.127cm" svg:y="16.027cm">
          <text:p text:style-name="P11">&gt;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xml:id="id26" draw:id="id26" draw:layer="layout" svg:width="4.223cm" svg:height="0.725cm" svg:x="1.8cm" svg:y="16.625cm">
          <draw:text-box>
            <text:p text:style-name="P8"><text:span text:style-name="T4">H_ACTIVE_START</text:span></text:p>
          </draw:text-box>
        </draw:frame>
        <draw:connector draw:style-name="gr25" draw:text-style-name="P7" draw:layer="layout" svg:x1="6.63cm" svg:y1="15.842cm" svg:x2="8.372cm" svg:y2="16.272cm" draw:start-shape="id24" draw:start-glue-point="1" draw:end-shape="id25" draw:end-glue-point="5" svg:d="M6630 15842h748v430h994" svg:viewBox="0 0 1743 431">
          <text:p/>
        </draw:connector>
        <draw:connector draw:style-name="gr25" draw:text-style-name="P7" draw:layer="layout" svg:x1="6.023cm" svg:y1="16.987cm" svg:x2="8.372cm" svg:y2="17.457cm" draw:start-shape="id26" draw:start-glue-point="1" draw:end-shape="id25" draw:end-glue-point="7" svg:d="M6023 16987h1051v470h1298" svg:viewBox="0 0 2350 471">
          <text:p/>
        </draw:connector>
        <draw:custom-shape draw:style-name="gr29" draw:text-style-name="P7" xml:id="id28" draw:id="id28" draw:layer="layout" svg:width="1.675cm" svg:height="1.675cm" svg:x="8.128cm" svg:y="18.528cm">
          <text:p text:style-name="P11">&gt;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3" xml:id="id27" draw:id="id27" draw:layer="layout" svg:width="0.675cm" svg:height="0.725cm" svg:x="6.054cm" svg:y="17.979cm">
          <draw:text-box>
            <text:p text:style-name="P12"><text:span text:style-name="T4">Y</text:span></text:p>
          </draw:text-box>
        </draw:frame>
        <draw:frame draw:style-name="gr33" draw:text-style-name="P9" xml:id="id29" draw:id="id29" draw:layer="layout" svg:width="4.302cm" svg:height="0.725cm" svg:x="2.675cm" svg:y="19.003cm">
          <draw:text-box>
            <text:p text:style-name="P8"><text:span text:style-name="T4">V_ACTIVE_START</text:span></text:p>
          </draw:text-box>
        </draw:frame>
        <draw:connector draw:style-name="gr25" draw:text-style-name="P7" draw:layer="layout" svg:x1="6.729cm" svg:y1="18.341cm" svg:x2="8.373cm" svg:y2="18.773cm" draw:start-shape="id27" draw:start-glue-point="1" draw:end-shape="id28" draw:end-glue-point="5" svg:d="M6729 18341h699v432h945" svg:viewBox="0 0 1645 433">
          <text:p/>
        </draw:connector>
        <draw:connector draw:style-name="gr25" draw:text-style-name="P7" draw:layer="layout" svg:x1="6.977cm" svg:y1="19.365cm" svg:x2="8.373cm" svg:y2="19.958cm" draw:start-shape="id29" draw:start-glue-point="1" draw:end-shape="id28" draw:end-glue-point="7" svg:d="M6977 19365h575v593h821" svg:viewBox="0 0 1397 594">
          <text:p/>
        </draw:connector>
        <draw:connector draw:style-name="gr25" draw:text-style-name="P7" draw:layer="layout" svg:x1="9.802cm" svg:y1="16.865cm" svg:x2="11.656cm" svg:y2="17.592cm" draw:start-shape="id25" draw:start-glue-point="10" draw:end-shape="id30" draw:end-glue-point="4" svg:d="M9802 16865h927v727h927" svg:viewBox="0 0 1855 728">
          <text:p/>
        </draw:connector>
        <draw:connector draw:style-name="gr25" draw:text-style-name="P7" draw:layer="layout" svg:x1="9.803cm" svg:y1="19.366cm" svg:x2="11.656cm" svg:y2="18.12cm" draw:start-shape="id28" draw:start-glue-point="10" draw:end-shape="id30" draw:end-glue-point="5" svg:d="M9803 19366h927v-1246h926" svg:viewBox="0 0 1854 1247">
          <text:p/>
        </draw:connector>
        <draw:frame draw:style-name="gr31" draw:text-style-name="P9" xml:id="id40" draw:id="id40" draw:layer="layout" svg:width="2.35cm" svg:height="0.725cm" svg:x="18.15cm" svg:y="17.25cm">
          <draw:text-box>
            <text:p text:style-name="P8"><text:span text:style-name="T4">inActive</text:span></text:p>
          </draw:text-box>
        </draw:frame>
        <draw:connector draw:style-name="gr25" draw:text-style-name="P7" draw:layer="layout" svg:x1="13.65cm" svg:y1="17.856cm" svg:x2="15.298cm" svg:y2="17.226cm" draw:start-shape="id30" draw:start-glue-point="1" draw:end-shape="id31" draw:end-glue-point="4" svg:d="M13650 17856h739v-630h909" svg:viewBox="0 0 1649 631">
          <text:p/>
        </draw:connector>
        <draw:frame draw:style-name="gr26" draw:text-style-name="P13" xml:id="id24" draw:id="id24" draw:layer="layout" svg:width="0.675cm" svg:height="0.725cm" svg:x="5.955cm" svg:y="15.48cm">
          <draw:text-box>
            <text:p text:style-name="P12"><text:span text:style-name="T4">X</text:span></text:p>
          </draw:text-box>
        </draw:frame>
        <draw:custom-shape draw:name="And" draw:style-name="gr34" draw:text-style-name="P14" xml:id="id30" draw:id="id30" draw:layer="layout" svg:width="1.994cm" svg:height="1.037cm" svg:x="11.656cm" svg:y="17.338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637" draw:text-areas="0 2937 5000 3037" draw:type="NonPrimitive" draw:enhanced-path="M 0 647 L 896 647 M 0 1990 L 896 1990 M 2886 0 L 896 0 896 2637 2886 2637 U 2886 1318 2637 2637 270 90 M 4204 1318 L 5000 1318 F N"/>
        </draw:custom-shape>
        <draw:g xml:id="id15" draw:id="id15">
          <draw:glue-point draw:id="4" svg:x="-3.885cm" svg:y="-3.421cm"/>
          <draw:glue-point draw:id="5" svg:x="-4.044cm" svg:y="-1.056cm"/>
          <draw:glue-point draw:id="6" svg:x="0.876cm" svg:y="3.476cm"/>
          <draw:glue-point draw:id="7" svg:x="4.838cm" svg:y="-3.421cm"/>
          <draw:custom-shape draw:style-name="gr35" draw:text-style-name="P1" xml:id="id32" draw:id="id32" draw:layer="layout" svg:width="1.425cm" svg:height="2.125cm" svg:x="14.85cm" svg:y="7.025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6" draw:text-style-name="P4" xml:id="id33" draw:id="id33" draw:layer="layout" draw:type="line" svg:x1="15.251cm" svg:y1="8.668cm" svg:x2="15.251cm" svg:y2="8.668cm" draw:start-shape="id32" draw:start-glue-point="5" draw:end-shape="id32" draw:end-glue-point="5" svg:d="M15251 8668z" svg:viewBox="0 0 1 1">
            <text:p/>
          </draw:connector>
          <draw:connector draw:style-name="gr37" draw:text-style-name="P4" draw:layer="layout" draw:type="line" svg:x1="14.851cm" svg:y1="8.415cm" svg:x2="15.251cm" svg:y2="8.668cm" draw:start-shape="id32" draw:start-glue-point="6" draw:end-shape="id33" draw:end-glue-point="0" svg:d="M14851 8415l400 253" svg:viewBox="0 0 401 254">
            <text:p/>
          </draw:connector>
          <draw:connector draw:style-name="gr38" draw:text-style-name="P4" draw:layer="layout" draw:type="line" svg:x1="14.876cm" svg:y1="8.946cm" svg:x2="15.251cm" svg:y2="8.668cm" draw:start-shape="id32" draw:start-glue-point="4" draw:end-shape="id33" draw:end-glue-point="0" svg:d="M14876 8946l375-278" svg:viewBox="0 0 376 279">
            <text:p/>
          </draw:connector>
          <draw:frame draw:style-name="gr39" draw:text-style-name="P3" draw:layer="layout" svg:width="0.525cm" svg:height="0.569cm" svg:x="14.725cm" svg:y="7.155cm">
            <draw:text-box>
              <text:p text:style-name="P2"><text:span text:style-name="T1">D</text:span></text:p>
            </draw:text-box>
          </draw:frame>
          <draw:frame draw:style-name="gr40" draw:text-style-name="P3" draw:layer="layout" svg:width="0.475cm" svg:height="0.569cm" svg:x="15.675cm" svg:y="7.125cm">
            <draw:text-box>
              <text:p text:style-name="P2"><text:span text:style-name="T1">Q</text:span></text:p>
            </draw:text-box>
          </draw:frame>
          <draw:frame draw:style-name="gr41" draw:text-style-name="P3" draw:layer="layout" svg:width="1.075cm" svg:height="0.887cm" svg:x="15.106cm" svg:y="8.675cm">
            <draw:text-box>
              <text:p text:style-name="P2"><text:span text:style-name="T1">RST</text:span></text:p>
            </draw:text-box>
            <draw:glue-point draw:id="4" svg:x="0.782cm" svg:y="-4.913cm"/>
          </draw:frame>
        </draw:g>
        <draw:connector draw:style-name="gr25" draw:text-style-name="P7" draw:layer="layout" svg:x1="16.249cm" svg:y1="7.426cm" svg:x2="17.725cm" svg:y2="7.887cm" draw:start-shape="id15" draw:start-glue-point="7" draw:end-shape="id34" svg:d="M16249 7426h751v461h725" svg:viewBox="0 0 1477 462">
          <text:p/>
        </draw:connector>
        <draw:g xml:id="id23" draw:id="id23">
          <draw:glue-point draw:id="4" svg:x="-3.885cm" svg:y="-3.421cm"/>
          <draw:glue-point draw:id="5" svg:x="-4.044cm" svg:y="-1.056cm"/>
          <draw:glue-point draw:id="6" svg:x="0.876cm" svg:y="3.476cm"/>
          <draw:glue-point draw:id="7" svg:x="4.838cm" svg:y="-3.421cm"/>
          <draw:custom-shape draw:style-name="gr42" draw:text-style-name="P1" xml:id="id35" draw:id="id35" draw:layer="layout" svg:width="1.425cm" svg:height="2.125cm" svg:x="14.75cm" svg:y="12.125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3" draw:text-style-name="P4" xml:id="id36" draw:id="id36" draw:layer="layout" draw:type="line" svg:x1="15.151cm" svg:y1="13.768cm" svg:x2="15.151cm" svg:y2="13.768cm" draw:start-shape="id35" draw:start-glue-point="5" draw:end-shape="id35" draw:end-glue-point="5" svg:d="M15151 13768z" svg:viewBox="0 0 1 1">
            <text:p/>
          </draw:connector>
          <draw:connector draw:style-name="gr44" draw:text-style-name="P4" draw:layer="layout" draw:type="line" svg:x1="14.751cm" svg:y1="13.515cm" svg:x2="15.151cm" svg:y2="13.768cm" draw:start-shape="id35" draw:start-glue-point="6" draw:end-shape="id36" draw:end-glue-point="0" svg:d="M14751 13515l400 253" svg:viewBox="0 0 401 254">
            <text:p/>
          </draw:connector>
          <draw:connector draw:style-name="gr45" draw:text-style-name="P4" draw:layer="layout" draw:type="line" svg:x1="14.776cm" svg:y1="14.046cm" svg:x2="15.151cm" svg:y2="13.768cm" draw:start-shape="id35" draw:start-glue-point="4" draw:end-shape="id36" draw:end-glue-point="0" svg:d="M14776 14046l375-278" svg:viewBox="0 0 376 279">
            <text:p/>
          </draw:connector>
          <draw:frame draw:style-name="gr46" draw:text-style-name="P3" draw:layer="layout" svg:width="0.525cm" svg:height="0.569cm" svg:x="14.625cm" svg:y="12.255cm">
            <draw:text-box>
              <text:p text:style-name="P2"><text:span text:style-name="T1">D</text:span></text:p>
            </draw:text-box>
          </draw:frame>
          <draw:frame draw:style-name="gr47" draw:text-style-name="P3" draw:layer="layout" svg:width="0.475cm" svg:height="0.569cm" svg:x="15.575cm" svg:y="12.225cm">
            <draw:text-box>
              <text:p text:style-name="P2"><text:span text:style-name="T1">Q</text:span></text:p>
            </draw:text-box>
          </draw:frame>
          <draw:frame draw:style-name="gr48" draw:text-style-name="P3" draw:layer="layout" svg:width="1.075cm" svg:height="0.887cm" svg:x="15.006cm" svg:y="13.775cm">
            <draw:text-box>
              <text:p text:style-name="P2"><text:span text:style-name="T1">RST</text:span></text:p>
            </draw:text-box>
            <draw:glue-point draw:id="4" svg:x="0.782cm" svg:y="-4.913cm"/>
          </draw:frame>
        </draw:g>
        <draw:g xml:id="id31" draw:id="id31">
          <draw:glue-point draw:id="4" svg:x="-3.885cm" svg:y="-3.421cm"/>
          <draw:glue-point draw:id="5" svg:x="-4.044cm" svg:y="-1.056cm"/>
          <draw:glue-point draw:id="6" svg:x="0.876cm" svg:y="3.476cm"/>
          <draw:glue-point draw:id="7" svg:x="4.838cm" svg:y="-3.421cm"/>
          <draw:custom-shape draw:style-name="gr49" draw:text-style-name="P1" xml:id="id37" draw:id="id37" draw:layer="layout" svg:width="1.425cm" svg:height="2.125cm" svg:x="15.25cm" svg:y="16.825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0" draw:text-style-name="P4" xml:id="id38" draw:id="id38" draw:layer="layout" draw:type="line" svg:x1="15.651cm" svg:y1="18.468cm" svg:x2="15.651cm" svg:y2="18.468cm" draw:start-shape="id37" draw:start-glue-point="5" draw:end-shape="id37" draw:end-glue-point="5" svg:d="M15651 18468z" svg:viewBox="0 0 1 1">
            <text:p/>
          </draw:connector>
          <draw:connector draw:style-name="gr51" draw:text-style-name="P4" draw:layer="layout" draw:type="line" svg:x1="15.251cm" svg:y1="18.215cm" svg:x2="15.651cm" svg:y2="18.468cm" draw:start-shape="id37" draw:start-glue-point="6" draw:end-shape="id38" draw:end-glue-point="0" svg:d="M15251 18215l400 253" svg:viewBox="0 0 401 254">
            <text:p/>
          </draw:connector>
          <draw:connector draw:style-name="gr52" draw:text-style-name="P4" draw:layer="layout" draw:type="line" svg:x1="15.276cm" svg:y1="18.746cm" svg:x2="15.651cm" svg:y2="18.468cm" draw:start-shape="id37" draw:start-glue-point="4" draw:end-shape="id38" draw:end-glue-point="0" svg:d="M15276 18746l375-278" svg:viewBox="0 0 376 279">
            <text:p/>
          </draw:connector>
          <draw:frame draw:style-name="gr53" draw:text-style-name="P3" draw:layer="layout" svg:width="0.525cm" svg:height="0.569cm" svg:x="15.125cm" svg:y="16.955cm">
            <draw:text-box>
              <text:p text:style-name="P2"><text:span text:style-name="T1">D</text:span></text:p>
            </draw:text-box>
          </draw:frame>
          <draw:frame draw:style-name="gr54" draw:text-style-name="P3" draw:layer="layout" svg:width="0.475cm" svg:height="0.569cm" svg:x="16.075cm" svg:y="16.925cm">
            <draw:text-box>
              <text:p text:style-name="P2"><text:span text:style-name="T1">Q</text:span></text:p>
            </draw:text-box>
          </draw:frame>
          <draw:frame draw:style-name="gr55" draw:text-style-name="P3" draw:layer="layout" svg:width="1.075cm" svg:height="0.887cm" svg:x="15.506cm" svg:y="18.475cm">
            <draw:text-box>
              <text:p text:style-name="P2"><text:span text:style-name="T1">RST</text:span></text:p>
            </draw:text-box>
            <draw:glue-point draw:id="4" svg:x="0.782cm" svg:y="-4.913cm"/>
          </draw:frame>
        </draw:g>
        <draw:connector draw:style-name="gr25" draw:text-style-name="P7" draw:layer="layout" svg:x1="16.149cm" svg:y1="12.526cm" svg:x2="17.626cm" svg:y2="13.213cm" draw:start-shape="id23" draw:start-glue-point="7" draw:end-shape="id39" draw:end-glue-point="3" svg:d="M16149 12526h752v687h725" svg:viewBox="0 0 1478 688">
          <text:p/>
        </draw:connector>
        <draw:connector draw:style-name="gr25" draw:text-style-name="P7" draw:layer="layout" svg:x1="16.649cm" svg:y1="17.226cm" svg:x2="18.15cm" svg:y2="17.612cm" draw:start-shape="id31" draw:start-glue-point="7" draw:end-shape="id40" draw:end-glue-point="3" svg:d="M16649 17226h764v386h737" svg:viewBox="0 0 1502 387">
          <text:p/>
        </draw:connector>
        <draw:custom-shape draw:name="Nand" draw:style-name="gr56" draw:text-style-name="P14" xml:id="id22" draw:id="id22" draw:layer="layout" svg:width="2.22cm" svg:height="1.125cm" svg:x="11.247cm" svg:y="12.47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61 622 M 0 1914 L 861 1914 M 2775 0 L 861 0 861 2536 2775 2536 U 2775 1268 2536 2536 270 90 F N U 4234 1268 382 382 0 360 F N M 4426 1268 L 5000 1268 F N"/>
        </draw:custom-shape>
        <draw:custom-shape draw:name="Nand" draw:style-name="gr57" draw:text-style-name="P14" xml:id="id14" draw:id="id14" draw:layer="layout" svg:width="2.22cm" svg:height="1.125cm" svg:x="11.248cm" svg:y="7.675cm">
          <draw:glue-point draw:id="4" svg:x="-5cm" svg:y="-2.546cm" draw:escape-direction="left"/>
          <draw:glue-point draw:id="5" svg:x="-5cm" svg:y="2.547cm" draw:escape-direction="left"/>
          <text:p/>
          <draw:enhanced-geometry svg:viewBox="0 0 5000 2536" draw:text-areas="0 2836 5000 2936" draw:type="NonPrimitive" draw:enhanced-path="M 0 622 L 861 622 M 0 1914 L 861 1914 M 2775 0 L 861 0 861 2536 2775 2536 U 2775 1268 2536 2536 270 90 F N U 4234 1268 382 382 0 360 F N M 4426 1268 L 5000 1268 F N"/>
        </draw:custom-shape>
        <draw:custom-shape draw:style-name="gr29" draw:text-style-name="P16" xml:id="id42" draw:id="id42" draw:layer="layout" svg:width="1.675cm" svg:height="1.675cm" svg:x="8.126cm" svg:y="21.426cm">
          <text:p text:style-name="P15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xml:id="id41" draw:id="id41" draw:layer="layout" svg:width="0.675cm" svg:height="0.725cm" svg:x="6.052cm" svg:y="20.877cm">
          <draw:text-box>
            <text:p text:style-name="P8"><text:span text:style-name="T4">X</text:span></text:p>
          </draw:text-box>
        </draw:frame>
        <draw:frame draw:style-name="gr58" draw:text-style-name="P9" xml:id="id43" draw:id="id43" draw:layer="layout" svg:width="4.225cm" svg:height="0.799cm" svg:x="2.5cm" svg:y="21.901cm">
          <draw:text-box>
            <text:p text:style-name="P8"><text:span text:style-name="T4">H_ACTIVE_START</text:span></text:p>
          </draw:text-box>
        </draw:frame>
        <draw:connector draw:style-name="gr25" draw:text-style-name="P7" draw:layer="layout" svg:x1="6.727cm" svg:y1="21.239cm" svg:x2="8.371cm" svg:y2="21.671cm" draw:start-shape="id41" draw:start-glue-point="1" draw:end-shape="id42" draw:end-glue-point="5" svg:d="M6727 21239h699v432h945" svg:viewBox="0 0 1645 433">
          <text:p/>
        </draw:connector>
        <draw:connector draw:style-name="gr25" draw:text-style-name="P7" draw:layer="layout" svg:x1="6.725cm" svg:y1="22.3cm" svg:x2="8.371cm" svg:y2="22.856cm" draw:start-shape="id43" draw:start-glue-point="1" draw:end-shape="id42" draw:end-glue-point="7" svg:d="M6725 22300h700v556h946" svg:viewBox="0 0 1647 557">
          <text:p/>
        </draw:connector>
        <draw:g xml:id="id44" draw:id="id44">
          <draw:glue-point draw:id="4" svg:x="0.457cm" svg:y="-3.818cm"/>
          <draw:glue-point draw:id="5" svg:x="-4.085cm" svg:y="2.181cm"/>
          <draw:glue-point draw:id="6" svg:x="-4.241cm" svg:y="-2.09cm"/>
          <draw:custom-shape draw:style-name="gr59" draw:text-style-name="P4" draw:layer="layout" svg:width="2.75cm" svg:height="1.475cm" draw:transform="rotate (-1.5707963267949) translate (13.774cm 19.6cm)">
            <draw:glue-point draw:id="8" svg:x="-5.01cm" svg:y="-2.181cm"/>
            <draw:glue-point draw:id="9" svg:x="-4.996cm" svg:y="2.363cm"/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0" draw:text-style-name="P3" draw:layer="layout" svg:width="0.45cm" svg:height="0.569cm" svg:x="12.179cm" svg:y="20.125cm">
            <draw:text-box>
              <text:p text:style-name="P2"><text:span text:style-name="T1">0</text:span></text:p>
            </draw:text-box>
          </draw:frame>
          <draw:frame draw:style-name="gr61" draw:text-style-name="P3" draw:layer="layout" svg:width="0.425cm" svg:height="0.569cm" svg:x="12.179cm" svg:y="21.325cm">
            <draw:text-box>
              <text:p text:style-name="P2"><text:span text:style-name="T1">1</text:span></text:p>
            </draw:text-box>
          </draw:frame>
          <draw:frame draw:style-name="gr62" draw:text-style-name="P3" draw:layer="layout" svg:width="0.975cm" svg:height="0.887cm" svg:x="12.679cm" svg:y="19.975cm">
            <draw:text-box>
              <text:p text:style-name="P2"><text:span text:style-name="T1">sel</text:span></text:p>
            </draw:text-box>
          </draw:frame>
        </draw:g>
        <draw:connector draw:style-name="gr25" draw:text-style-name="P7" draw:layer="layout" draw:line-skew="-0.202cm" svg:x1="13.65cm" svg:y1="17.856cm" svg:x2="13.049cm" svg:y2="19.926cm" draw:start-shape="id30" draw:start-glue-point="1" draw:end-shape="id44" draw:end-glue-point="4" svg:d="M13650 17856h300v1132h-901v938" svg:viewBox="0 0 902 2071">
          <text:p/>
        </draw:connector>
        <draw:connector draw:style-name="gr25" draw:text-style-name="P7" draw:layer="layout" draw:line-skew="-0.591cm" svg:x1="9.801cm" svg:y1="22.264cm" svg:x2="12.326cm" svg:y2="21.574cm" draw:start-shape="id42" draw:start-glue-point="10" draw:end-shape="id44" draw:end-glue-point="5" svg:d="M9801 22264h599v-690h1926" svg:viewBox="0 0 2526 691">
          <text:p/>
        </draw:connector>
        <draw:frame draw:style-name="gr63" draw:text-style-name="P9" xml:id="id45" draw:id="id45" draw:layer="layout" svg:width="0.825cm" svg:height="0.75cm" svg:x="10.025cm" svg:y="20.475cm">
          <draw:text-box>
            <text:p text:style-name="P8"><text:span text:style-name="T4">0</text:span></text:p>
          </draw:text-box>
        </draw:frame>
        <draw:connector draw:style-name="gr25" draw:text-style-name="P7" draw:layer="layout" svg:x1="10.85cm" svg:y1="20.85cm" svg:x2="12.301cm" svg:y2="20.401cm" draw:start-shape="id45" draw:start-glue-point="1" draw:end-shape="id44" draw:end-glue-point="6" svg:d="M10850 20850h665v-449h786" svg:viewBox="0 0 1452 450">
          <text:p/>
        </draw:connector>
        <draw:g xml:id="id48" draw:id="id48">
          <draw:glue-point draw:id="4" svg:x="-3.885cm" svg:y="-3.421cm"/>
          <draw:glue-point draw:id="5" svg:x="-4.044cm" svg:y="-1.056cm"/>
          <draw:glue-point draw:id="6" svg:x="0.876cm" svg:y="3.476cm"/>
          <draw:glue-point draw:id="7" svg:x="4.838cm" svg:y="-3.421cm"/>
          <draw:custom-shape draw:style-name="gr64" draw:text-style-name="P1" xml:id="id46" draw:id="id46" draw:layer="layout" svg:width="1.425cm" svg:height="2.125cm" svg:x="15.251cm" svg:y="19.825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65" draw:text-style-name="P4" xml:id="id47" draw:id="id47" draw:layer="layout" draw:type="line" svg:x1="15.652cm" svg:y1="21.468cm" svg:x2="15.652cm" svg:y2="21.468cm" draw:start-shape="id46" draw:start-glue-point="5" draw:end-shape="id46" draw:end-glue-point="5" svg:d="M15652 21468z" svg:viewBox="0 0 1 1">
            <text:p/>
          </draw:connector>
          <draw:connector draw:style-name="gr66" draw:text-style-name="P4" draw:layer="layout" draw:type="line" svg:x1="15.252cm" svg:y1="21.215cm" svg:x2="15.652cm" svg:y2="21.468cm" draw:start-shape="id46" draw:start-glue-point="6" draw:end-shape="id47" draw:end-glue-point="0" svg:d="M15252 21215l400 253" svg:viewBox="0 0 401 254">
            <text:p/>
          </draw:connector>
          <draw:connector draw:style-name="gr67" draw:text-style-name="P4" draw:layer="layout" draw:type="line" svg:x1="15.277cm" svg:y1="21.746cm" svg:x2="15.652cm" svg:y2="21.468cm" draw:start-shape="id46" draw:start-glue-point="4" draw:end-shape="id47" draw:end-glue-point="0" svg:d="M15277 21746l375-278" svg:viewBox="0 0 376 279">
            <text:p/>
          </draw:connector>
          <draw:frame draw:style-name="gr68" draw:text-style-name="P3" draw:layer="layout" svg:width="0.525cm" svg:height="0.569cm" svg:x="15.126cm" svg:y="19.955cm">
            <draw:text-box>
              <text:p text:style-name="P2"><text:span text:style-name="T1">D</text:span></text:p>
            </draw:text-box>
          </draw:frame>
          <draw:frame draw:style-name="gr69" draw:text-style-name="P3" draw:layer="layout" svg:width="0.475cm" svg:height="0.569cm" svg:x="16.076cm" svg:y="19.925cm">
            <draw:text-box>
              <text:p text:style-name="P2"><text:span text:style-name="T1">Q</text:span></text:p>
            </draw:text-box>
          </draw:frame>
          <draw:frame draw:style-name="gr70" draw:text-style-name="P3" draw:layer="layout" svg:width="1.075cm" svg:height="0.887cm" svg:x="15.507cm" svg:y="21.475cm">
            <draw:text-box>
              <text:p text:style-name="P2"><text:span text:style-name="T1">RST</text:span></text:p>
            </draw:text-box>
            <draw:glue-point draw:id="4" svg:x="0.782cm" svg:y="-4.913cm"/>
          </draw:frame>
        </draw:g>
        <draw:connector draw:style-name="gr25" draw:text-style-name="P7" draw:layer="layout" svg:x1="16.65cm" svg:y1="20.226cm" svg:x2="18.15cm" svg:y2="20.813cm" draw:start-shape="id48" draw:start-glue-point="7" draw:end-shape="id49" draw:end-glue-point="3" svg:d="M16650 20226h763v587h737" svg:viewBox="0 0 1501 588">
          <text:p/>
        </draw:connector>
        <draw:connector draw:style-name="gr25" draw:text-style-name="P7" draw:layer="layout" svg:x1="13.775cm" svg:y1="20.975cm" svg:x2="15.299cm" svg:y2="20.226cm" draw:start-shape="id44" draw:start-glue-point="1" draw:end-shape="id48" draw:end-glue-point="4" svg:d="M13775 20975h676v-749h848" svg:viewBox="0 0 1525 750">
          <text:p/>
        </draw:connector>
        <draw:frame draw:style-name="gr31" draw:text-style-name="P9" xml:id="id49" draw:id="id49" draw:layer="layout" svg:width="2.35cm" svg:height="0.725cm" svg:x="18.15cm" svg:y="20.451cm">
          <draw:text-box>
            <text:p text:style-name="P8"><text:span text:style-name="T4">pixelX</text:span></text:p>
          </draw:text-box>
        </draw:frame>
        <draw:custom-shape draw:style-name="gr29" draw:text-style-name="P16" xml:id="id51" draw:id="id51" draw:layer="layout" svg:width="1.675cm" svg:height="1.675cm" svg:x="8.126cm" svg:y="25.527cm">
          <text:p text:style-name="P15"><text:span text:style-name="T5">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9" xml:id="id50" draw:id="id50" draw:layer="layout" svg:width="0.675cm" svg:height="0.725cm" svg:x="6.052cm" svg:y="24.978cm">
          <draw:text-box>
            <text:p text:style-name="P8"><text:span text:style-name="T4">Y</text:span></text:p>
          </draw:text-box>
        </draw:frame>
        <draw:frame draw:style-name="gr58" draw:text-style-name="P9" xml:id="id52" draw:id="id52" draw:layer="layout" svg:width="4.225cm" svg:height="0.799cm" svg:x="1.925cm" svg:y="25.95cm">
          <draw:text-box>
            <text:p text:style-name="P8"><text:span text:style-name="T4">V_ACTIVE_START</text:span></text:p>
          </draw:text-box>
        </draw:frame>
        <draw:connector draw:style-name="gr25" draw:text-style-name="P7" draw:layer="layout" svg:x1="6.727cm" svg:y1="25.34cm" svg:x2="8.371cm" svg:y2="25.772cm" draw:start-shape="id50" draw:start-glue-point="1" draw:end-shape="id51" draw:end-glue-point="5" svg:d="M6727 25340h699v432h945" svg:viewBox="0 0 1645 433">
          <text:p/>
        </draw:connector>
        <draw:connector draw:style-name="gr25" draw:text-style-name="P7" draw:layer="layout" svg:x1="6.15cm" svg:y1="26.349cm" svg:x2="8.371cm" svg:y2="26.957cm" draw:start-shape="id52" draw:start-glue-point="1" draw:end-shape="id51" draw:end-glue-point="7" svg:d="M6150 26349h987v608h1234" svg:viewBox="0 0 2222 609">
          <text:p/>
        </draw:connector>
        <draw:g xml:id="id53" draw:id="id53">
          <draw:glue-point draw:id="4" svg:x="0.457cm" svg:y="-3.818cm"/>
          <draw:glue-point draw:id="5" svg:x="-4.085cm" svg:y="2.181cm"/>
          <draw:glue-point draw:id="6" svg:x="-4.241cm" svg:y="-2.09cm"/>
          <draw:custom-shape draw:style-name="gr71" draw:text-style-name="P4" draw:layer="layout" svg:width="2.75cm" svg:height="1.475cm" draw:transform="rotate (-1.5707963267949) translate (13.724cm 23.7cm)">
            <draw:glue-point draw:id="8" svg:x="-5.01cm" svg:y="-2.181cm"/>
            <draw:glue-point draw:id="9" svg:x="-4.996cm" svg:y="2.363cm"/>
            <text:p/>
            <draw:enhanced-geometry svg:viewBox="0 0 21600 21600" draw:mirror-horizont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72" draw:text-style-name="P3" draw:layer="layout" svg:width="0.45cm" svg:height="0.569cm" svg:x="12.129cm" svg:y="24.225cm">
            <draw:text-box>
              <text:p text:style-name="P2"><text:span text:style-name="T1">0</text:span></text:p>
            </draw:text-box>
          </draw:frame>
          <draw:frame draw:style-name="gr73" draw:text-style-name="P3" draw:layer="layout" svg:width="0.425cm" svg:height="0.569cm" svg:x="12.129cm" svg:y="25.425cm">
            <draw:text-box>
              <text:p text:style-name="P2"><text:span text:style-name="T1">1</text:span></text:p>
            </draw:text-box>
          </draw:frame>
          <draw:frame draw:style-name="gr74" draw:text-style-name="P3" draw:layer="layout" svg:width="0.975cm" svg:height="0.887cm" svg:x="12.629cm" svg:y="24.075cm">
            <draw:text-box>
              <text:p text:style-name="P2"><text:span text:style-name="T1">sel</text:span></text:p>
            </draw:text-box>
          </draw:frame>
        </draw:g>
        <draw:connector draw:style-name="gr25" draw:text-style-name="P7" draw:layer="layout" svg:x1="9.801cm" svg:y1="26.365cm" svg:x2="12.276cm" svg:y2="25.674cm" draw:start-shape="id51" draw:start-glue-point="10" draw:end-shape="id53" draw:end-glue-point="5" svg:d="M9801 26365h1165v-691h1310" svg:viewBox="0 0 2476 692">
          <text:p/>
        </draw:connector>
        <draw:frame draw:style-name="gr63" draw:text-style-name="P9" xml:id="id54" draw:id="id54" draw:layer="layout" svg:width="0.825cm" svg:height="0.75cm" svg:x="9.825cm" svg:y="24.776cm">
          <draw:text-box>
            <text:p text:style-name="P8"><text:span text:style-name="T4">0</text:span></text:p>
          </draw:text-box>
        </draw:frame>
        <draw:connector draw:style-name="gr25" draw:text-style-name="P7" draw:layer="layout" svg:x1="10.65cm" svg:y1="25.151cm" svg:x2="12.251cm" svg:y2="24.501cm" draw:start-shape="id54" draw:start-glue-point="1" draw:end-shape="id53" draw:end-glue-point="6" svg:d="M10650 25151h740v-650h861" svg:viewBox="0 0 1602 651">
          <text:p/>
        </draw:connector>
        <draw:g xml:id="id57" draw:id="id57">
          <draw:glue-point draw:id="4" svg:x="-3.885cm" svg:y="-3.421cm"/>
          <draw:glue-point draw:id="5" svg:x="-4.044cm" svg:y="-1.056cm"/>
          <draw:glue-point draw:id="6" svg:x="0.876cm" svg:y="3.476cm"/>
          <draw:glue-point draw:id="7" svg:x="4.838cm" svg:y="-3.421cm"/>
          <draw:custom-shape draw:style-name="gr75" draw:text-style-name="P1" xml:id="id55" draw:id="id55" draw:layer="layout" svg:width="1.425cm" svg:height="2.125cm" svg:x="15.251cm" svg:y="23.926cm">
            <draw:glue-point draw:id="4" svg:x="-4.821cm" svg:y="4.047cm"/>
            <draw:glue-point draw:id="5" svg:x="-2.189cm" svg:y="2.738cm"/>
            <draw:glue-point draw:id="6" svg:x="-4.996cm" svg:y="1.547cm"/>
            <draw:glue-point draw:id="7" svg:x="-4.996cm" svg:y="2.738cm"/>
            <draw:glue-point draw:id="8" svg:x="-4.996cm" svg:y="-3.214cm"/>
            <draw:glue-point draw:id="9" svg:x="5.003cm" svg:y="-3.214cm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6" draw:text-style-name="P4" xml:id="id56" draw:id="id56" draw:layer="layout" draw:type="line" svg:x1="15.652cm" svg:y1="25.569cm" svg:x2="15.652cm" svg:y2="25.569cm" draw:start-shape="id55" draw:start-glue-point="5" draw:end-shape="id55" draw:end-glue-point="5" svg:d="M15652 25569z" svg:viewBox="0 0 1 1">
            <text:p/>
          </draw:connector>
          <draw:connector draw:style-name="gr77" draw:text-style-name="P4" draw:layer="layout" draw:type="line" svg:x1="15.252cm" svg:y1="25.316cm" svg:x2="15.652cm" svg:y2="25.569cm" draw:start-shape="id55" draw:start-glue-point="6" draw:end-shape="id56" draw:end-glue-point="0" svg:d="M15252 25316l400 253" svg:viewBox="0 0 401 254">
            <text:p/>
          </draw:connector>
          <draw:connector draw:style-name="gr78" draw:text-style-name="P4" draw:layer="layout" draw:type="line" svg:x1="15.277cm" svg:y1="25.847cm" svg:x2="15.652cm" svg:y2="25.569cm" draw:start-shape="id55" draw:start-glue-point="4" draw:end-shape="id56" draw:end-glue-point="0" svg:d="M15277 25847l375-278" svg:viewBox="0 0 376 279">
            <text:p/>
          </draw:connector>
          <draw:frame draw:style-name="gr79" draw:text-style-name="P3" draw:layer="layout" svg:width="0.525cm" svg:height="0.569cm" svg:x="15.126cm" svg:y="24.056cm">
            <draw:text-box>
              <text:p text:style-name="P2"><text:span text:style-name="T1">D</text:span></text:p>
            </draw:text-box>
          </draw:frame>
          <draw:frame draw:style-name="gr80" draw:text-style-name="P3" draw:layer="layout" svg:width="0.475cm" svg:height="0.569cm" svg:x="16.076cm" svg:y="24.026cm">
            <draw:text-box>
              <text:p text:style-name="P2"><text:span text:style-name="T1">Q</text:span></text:p>
            </draw:text-box>
          </draw:frame>
          <draw:frame draw:style-name="gr81" draw:text-style-name="P3" draw:layer="layout" svg:width="1.075cm" svg:height="0.887cm" svg:x="15.507cm" svg:y="25.576cm">
            <draw:text-box>
              <text:p text:style-name="P2"><text:span text:style-name="T1">RST</text:span></text:p>
            </draw:text-box>
            <draw:glue-point draw:id="4" svg:x="0.782cm" svg:y="-4.913cm"/>
          </draw:frame>
        </draw:g>
        <draw:connector draw:style-name="gr25" draw:text-style-name="P7" draw:layer="layout" svg:x1="16.65cm" svg:y1="24.327cm" svg:x2="18.15cm" svg:y2="24.914cm" draw:start-shape="id57" draw:start-glue-point="7" draw:end-shape="id58" draw:end-glue-point="3" svg:d="M16650 24327h763v587h737" svg:viewBox="0 0 1501 588">
          <text:p/>
        </draw:connector>
        <draw:connector draw:style-name="gr25" draw:text-style-name="P7" draw:layer="layout" svg:x1="13.725cm" svg:y1="25.075cm" svg:x2="15.299cm" svg:y2="24.327cm" draw:start-shape="id53" draw:start-glue-point="1" draw:end-shape="id57" draw:end-glue-point="4" svg:d="M13725 25075h701v-748h873" svg:viewBox="0 0 1575 749">
          <text:p/>
        </draw:connector>
        <draw:frame draw:style-name="gr31" draw:text-style-name="P9" xml:id="id58" draw:id="id58" draw:layer="layout" svg:width="2.35cm" svg:height="0.725cm" svg:x="18.15cm" svg:y="24.552cm">
          <draw:text-box>
            <text:p text:style-name="P8"><text:span text:style-name="T4">pixelY</text:span></text:p>
          </draw:text-box>
        </draw:frame>
        <draw:connector draw:style-name="gr25" draw:text-style-name="P7" xml:id="id59" draw:id="id59" draw:layer="layout" draw:line-skew="1.54cm" svg:x1="11.164cm" svg:y1="19.371cm" svg:x2="12.999cm" svg:y2="24.026cm" draw:end-shape="id53" draw:end-glue-point="4" svg:d="M11164 19371v3454h1835v1201" svg:viewBox="0 0 1836 4656">
          <text:p/>
        </draw:connector>
        <draw:connector draw:style-name="gr82" draw:text-style-name="P11" draw:layer="layout" svg:x1="9.803cm" svg:y1="19.366cm" svg:x2="11.164cm" svg:y2="19.371cm" draw:start-shape="id28" draw:start-glue-point="10" draw:end-shape="id59" draw:end-glue-point="2" svg:d="M9803 19366h681v5h680" svg:viewBox="0 0 1362 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8:09:08.760000000</meta:creation-date>
    <dc:date>2018-05-13T19:01:19.022000000</dc:date>
    <meta:editing-duration>PT15M21S</meta:editing-duration>
    <meta:editing-cycles>2</meta:editing-cycles>
    <meta:generator>LibreOffice/5.0.4.2$Windows_x86 LibreOffice_project/2b9802c1994aa0b7dc6079e128979269cf95bc78</meta:generator>
    <meta:document-statistic meta:object-count="156"/>
  </office:meta>
</office:document-meta>
</file>